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text>d</mtext>
            </mrow>
            <mi>f</mi>
            <mo stretchy="false">○</mo>
            <mo stretchy="false">…</mo>
            <mrow>
              <mi/>
              <mo stretchy="false">=</mo>
              <mi/>
            </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o stretchy="false">∇</mo>
            <mo stretchy="false">○</mo>
            <mo stretchy="false">…</mo>
          </mrow>
        </mtd>
      </mtr>
      <mtr>
        <mtd>
          <mrow/>
        </mtd>
      </mtr>
      <mtr>
        <mtd>
          <mrow>
            <mo stretchy="false">○</mo>
            <mrow>
              <mi/>
              <mo stretchy="false">=</mo>
              <mrow>
                <mi/>
                <mo stretchy="false">⋅</mo>
                <mi/>
              </mrow>
            </mrow>
            <mtext>für skalare Felder </mtext>
            <mo stretchy="false">ϕ</mo>
          </mrow>
        </mtd>
      </mtr>
      <mtr>
        <mtd>
          <mrow>
            <mphantom>
              <mstyle>
                <mrow>
                  <mo stretchy="false">○</mo>
                </mrow>
              </mstyle>
            </mphantom>
            <mrow>
              <mi/>
              <mo stretchy="false">=</mo>
              <mrow>
                <mi/>
                <mo stretchy="false">⋅</mo>
                <mi/>
              </mrow>
            </mrow>
            <mtext>oder</mtext>
            <mrow>
              <mi/>
              <mo stretchy="false">×</mo>
              <mi/>
            </mrow>
            <mtext>für Vektorfelder </mtext>
            <mstyle mathvariant="bold">
              <mrow>
                <mi>E</mi>
              </mrow>
            </mstyle>
            <mi>,</mi>
            <mstyle mathvariant="bold">
              <mrow>
                <mi>b</mi>
              </mrow>
            </mstyle>
          </mrow>
        </mtd>
      </mtr>
    </mtable>
    <annotation encoding="StarMath 5.0">lint from {S(V)} "d" f %Ux25CB dotslow `=` int from V "d" ^3 r nabla %Ux25CB dotslow newline newline
alignl %Ux25CB `=` `cdot` "für skalare Felder " %iphi newline
alignl phantom %Ux25CB `=` `cdot` "oder" `times` "für Vektorfelder " bold E ,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3:15:23.121000000</meta:creation-date>
    <meta:generator>LibreOffice/4.1.4.2$Windows_x86 LibreOffice_project/0a0440ccc0227ad9829de5f46be37cfb6edcf72</meta:generator>
  </office:meta>
</office:document-meta>
</file>